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Default_20_Drawing_20_Style_5f_1">
      <style:graphic-properties draw:stroke="none" svg:stroke-color="#000000" draw:fill="none" draw:fill-color="#ffffff" fo:min-height="2.43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c9211e" loext:opacity="100%"/>
    </style:style>
    <style:style style:name="T1" style:family="text">
      <style:text-properties fo:color="#c9211e" loext:opacity="100%" fo:font-size="32pt" style:font-size-asian="32pt" style:font-size-complex="32pt"/>
    </style:style>
    <style:style style:name="T2" style:family="text">
      <style:text-properties fo:color="#c9211e" loext:opacity="100%" style:text-position="33% 58%" fo:font-size="32pt" style:font-size-asian="32pt" style:font-size-complex="32pt"/>
    </style:style>
    <style:style style:name="T3" style:family="text">
      <style:text-properties fo:color="#000000" loext:opacity="100%" fo:font-size="15pt" style:font-size-asian="15pt" style:font-size-complex="15pt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loext:opacity="100%" style:text-position="33% 58%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4" draw:layer="controls" svg:width="19cm" svg:height="4.457cm" svg:x="1cm" svg:y="1cm">
          <draw:text-box>
            <text:p text:style-name="P1"><text:span text:style-name="T1">Ratio of </text:span><text:span text:style-name="T2">67</text:span><text:span text:style-name="T1">Ni before and after run 519</text:span></text:p>
            <text:p text:style-name="P2"><text:span text:style-name="T3"/></text:p>
            <text:p text:style-name="P3"><text:span text:style-name="T4">The slit values were changed during the tuning run 519. </text:span><text:span text:style-name="T3"><text:s/>after the change in values of slits F31 and F43 for the reduction of </text:span><text:span text:style-name="T5">67</text:span><text:span text:style-name="T3">Ni. I will show the corresponding change later. With the TAC_D4_CATS1, the IC_sum looks like this:</text:span></text:p>
          </draw:text-box>
        </draw:frame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4-07T17:18:38.890626096</meta:creation-date>
    <dc:date>2025-04-07T17:19:03.247148197</dc:date>
    <meta:editing-duration>PT25S</meta:editing-duration>
    <meta:editing-cycles>1</meta:editing-cycles>
    <meta:document-statistic meta:object-count="1"/>
    <meta:generator>LibreOffice/7.3.7.2$Linux_X86_64 LibreOffice_project/30$Build-2</meta:generator>
  </office:meta>
</office:document-meta>
</file>